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A000000A0EE7F3E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 draw:shadow="hidden"/>
    </style:style>
    <style:style style:name="gr3" style:family="graphic" style:parent-style-name="standard">
      <style:graphic-properties draw:textarea-horizontal-align="center" draw:textarea-vertical-align="middle" draw:shadow="hidden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2" draw:layer="layout" svg:width="0.737cm" svg:height="2.819cm" svg:x="14.894cm" svg:y="4.986cm">
          <draw:image xlink:href="Pictures/100000000000002A000000A0EE7F3E8A.png" xlink:type="simple" xlink:show="embed" xlink:actuate="onLoad">
            <text:p/>
          </draw:image>
        </draw:frame>
        <draw:rect draw:style-name="gr2" draw:text-style-name="P1" draw:id="id1" draw:layer="layout" svg:width="2.54cm" svg:height="4.964cm" svg:x="10.338cm" svg:y="3.892cm">
          <text:p/>
        </draw:rect>
        <draw:rect draw:style-name="gr3" draw:text-style-name="P2" draw:layer="layout" svg:width="1.833cm" svg:height="0.635cm" svg:x="8.481cm" svg:y="4.302cm">
          <text:p text:style-name="P1"><text:span text:style-name="T1">Red</text:span></text:p>
        </draw:rect>
        <draw:rect draw:style-name="gr3" draw:text-style-name="P2" draw:layer="layout" svg:width="1.833cm" svg:height="0.635cm" svg:x="8.506cm" svg:y="4.981cm">
          <text:p text:style-name="P1"><text:span text:style-name="T1">Yellow</text:span></text:p>
        </draw:rect>
        <draw:connector draw:style-name="gr4" draw:text-style-name="P1" draw:layer="layout" draw:type="lines" svg:x1="12.878cm" svg:y1="6.374cm" svg:x2="14.894cm" svg:y2="6.395cm" draw:start-shape="id1" draw:start-glue-point="1" draw:end-shape="id2" draw:end-glue-point="3" svg:d="m12878 6374h500l1016 21h500">
          <text:p/>
        </draw:connector>
        <draw:rect draw:style-name="gr3" draw:text-style-name="P2" draw:layer="layout" svg:width="1.833cm" svg:height="0.635cm" svg:x="8.507cm" svg:y="5.68cm">
          <text:p text:style-name="P1"><text:span text:style-name="T1">Flash Y</text:span></text:p>
        </draw:rect>
        <draw:rect draw:style-name="gr3" draw:text-style-name="P2" draw:layer="layout" svg:width="1.833cm" svg:height="0.635cm" svg:x="8.506cm" svg:y="7.079cm">
          <text:p text:style-name="P1"><text:span text:style-name="T1">Dark</text:span></text:p>
        </draw:rect>
        <draw:rect draw:style-name="gr3" draw:text-style-name="P2" draw:layer="layout" svg:width="1.833cm" svg:height="0.635cm" svg:x="8.507cm" svg:y="6.38cm">
          <text:p text:style-name="P1"><text:span text:style-name="T1">Green</text:span></text:p>
        </draw:rect>
        <draw:rect draw:style-name="gr3" draw:text-style-name="P2" draw:layer="layout" svg:width="1.833cm" svg:height="0.635cm" svg:x="8.482cm" svg:y="7.755cm">
          <text:p text:style-name="P1"><text:span text:style-name="T1">Luna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09-02-15T12:55:41</dc:date>
    <dc:creator>Bob Jacobsen</dc:creator>
    <meta:editing-duration>PT00H57M18S</meta:editing-duration>
    <meta:editing-cycles>20</meta:editing-cycles>
    <meta:generator>OpenOffice.org/3.0$Unix OpenOffice.org_project/300m15$Build-937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